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2.899cm" table:align="left"/>
    </style:style>
    <style:style style:name="Tabla2.A" style:family="table-column">
      <style:table-column-properties style:column-width="4.249cm"/>
    </style:style>
    <style:style style:name="Tabla2.B" style:family="table-column">
      <style:table-column-properties style:column-width="4.251cm"/>
    </style:style>
    <style:style style:name="Tabla2.C" style:family="table-column">
      <style:table-column-properties style:column-width="4.399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Liberation Sans" fo:font-size="10pt" officeooo:rsid="001efc99" officeooo:paragraph-rsid="001efc99" style:font-name-asian="Microsoft YaHei" style:font-size-asian="10pt" style:font-name-complex="Mangal1" style:font-size-complex="10pt"/>
    </style:style>
    <style:style style:name="P3" style:family="paragraph" style:parent-style-name="Table_20_Contents">
      <style:text-properties style:font-name="Liberation Sans" fo:font-size="10pt" style:font-name-asian="Microsoft YaHei" style:font-size-asian="10pt" style:font-name-complex="Mangal1" style:font-size-complex="10pt"/>
    </style:style>
    <style:style style:name="P4" style:family="paragraph" style:parent-style-name="Heading_20_1">
      <style:text-properties style:font-name="Calibri" officeooo:paragraph-rsid="0019772c"/>
    </style:style>
    <style:style style:name="P5" style:family="paragraph" style:parent-style-name="Standard">
      <style:paragraph-properties fo:text-align="justify" style:justify-single-word="false" fo:padding="0.049cm" fo:border="0.06pt solid #000000"/>
      <style:text-properties style:font-name="Calibri" officeooo:paragraph-rsid="0014fb2e"/>
    </style:style>
    <style:style style:name="P6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paragraph-properties fo:margin-left="0cm" fo:margin-right="0cm" fo:text-indent="0cm" style:auto-text-indent="false"/>
      <style:text-properties style:font-name="Calibri" fo:font-size="11pt" fo:font-weight="bold" officeooo:paragraph-rsid="0019772c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style:font-name="Calibri" fo:font-size="11pt" fo:language="es" fo:country="ES" fo:font-weight="bold" officeooo:paragraph-rsid="0019772c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" fo:font-size="11pt" fo:language="es" fo:country="ES" fo:font-weight="bold" officeooo:paragraph-rsid="0019772c" style:font-size-asian="11pt" style:font-weight-asian="bold" style:font-size-complex="11pt" style:font-weight-complex="bold"/>
    </style:style>
    <style:style style:name="P10" style:family="paragraph" style:parent-style-name="Standard" style:list-style-name="L2">
      <style:text-properties style:font-name="Calibri" fo:font-size="11pt" fo:language="es" fo:country="ES" fo:font-weight="normal" officeooo:rsid="001efc99" officeooo:paragraph-rsid="001efc99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margin-left="1.27cm" fo:margin-right="0cm" fo:text-indent="0cm" style:auto-text-indent="false"/>
      <style:text-properties style:font-name="Calibri" fo:font-size="11pt" fo:font-weight="bold" officeooo:paragraph-rsid="0019772c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text-properties style:font-name="Calibri" fo:font-size="11pt" fo:font-weight="bold" officeooo:paragraph-rsid="0019772c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Calibri" officeooo:rsid="001efc99" officeooo:paragraph-rsid="001efc99"/>
    </style:style>
    <style:style style:name="P14" style:family="paragraph" style:parent-style-name="Standard">
      <style:text-properties style:font-name="Calibri" fo:font-size="11pt" fo:font-weight="normal" officeooo:rsid="001efc99" officeooo:paragraph-rsid="001efc99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style:font-name="Calibri" fo:font-size="11pt" fo:font-weight="bold" officeooo:paragraph-rsid="001d6576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text-properties style:font-name="Calibri" fo:font-size="11pt" fo:font-weight="bold" officeooo:rsid="001d6576" officeooo:paragraph-rsid="001d6576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Calibri" fo:font-size="11pt" fo:font-weight="normal" officeooo:rsid="001fb64c" officeooo:paragraph-rsid="001fb64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break-before="page"/>
      <style:text-properties style:font-name="Calibri" fo:font-size="11pt" fo:font-weight="bold" officeooo:paragraph-rsid="0019772c" style:font-size-asian="11pt" style:font-weight-asian="bold" style:font-size-complex="11pt" style:font-weight-complex="bold"/>
    </style:style>
    <style:style style:name="P19" style:family="paragraph" style:parent-style-name="Standard" style:list-style-name="L1">
      <style:text-properties style:font-name="Calibri" fo:font-size="11pt" fo:font-weight="bold" officeooo:rsid="0019772c" officeooo:paragraph-rsid="0019772c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Calibri" fo:font-size="11pt" fo:font-weight="bold" officeooo:rsid="0019772c" officeooo:paragraph-rsid="0019772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1pt" officeooo:rsid="00216cb1" officeooo:paragraph-rsid="00216cb1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24525b" officeooo:paragraph-rsid="0024525b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Calibri" fo:font-size="11pt" fo:font-weight="bold" officeooo:paragraph-rsid="0019772c" style:font-size-asian="11pt" style:font-weight-asian="bold" style:font-size-complex="11pt" style:font-weight-complex="bold"/>
    </style:style>
    <style:style style:name="P25" style:family="paragraph" style:parent-style-name="Standard" style:list-style-name="L1">
      <style:paragraph-properties fo:margin-left="1.905cm" fo:margin-right="0cm" fo:text-indent="0cm" style:auto-text-indent="false"/>
      <style:text-properties style:font-name="Calibri" fo:font-size="11pt" fo:font-weight="bold" officeooo:paragraph-rsid="0019772c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1.905cm" fo:margin-right="0cm" fo:text-indent="0cm" style:auto-text-indent="false"/>
      <style:text-properties style:font-name="Calibri" fo:font-size="11pt" fo:font-weight="bold" officeooo:paragraph-rsid="0019772c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Calibri" fo:font-size="11pt" fo:font-weight="bold" officeooo:paragraph-rsid="0019772c" style:font-size-asian="11pt" style:font-weight-asian="bold" style:font-size-complex="11pt" style:font-weight-complex="bold"/>
    </style:style>
    <style:style style:name="P28" style:family="paragraph" style:parent-style-name="Standard" style:list-style-name="L1">
      <style:paragraph-properties fo:margin-left="1.905cm" fo:margin-right="0cm" fo:text-indent="0cm" style:auto-text-indent="false"/>
      <style:text-properties style:font-name="Calibri" fo:font-size="16pt" fo:font-weight="bold" officeooo:paragraph-rsid="0019772c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e231c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d6576" style:font-size-asian="16pt" style:font-weight-asian="bold" style:font-size-complex="16pt" style:font-weight-complex="bold"/>
    </style:style>
    <style:style style:name="T4" style:family="text">
      <style:text-properties officeooo:rsid="001d6576"/>
    </style:style>
    <style:style style:name="T5" style:family="text">
      <style:text-properties officeooo:rsid="00216cb1"/>
    </style:style>
    <style:style style:name="T6" style:family="text">
      <style:text-properties officeooo:rsid="0024525b"/>
    </style:style>
    <style:style style:name="T7" style:family="text">
      <style:text-properties fo:font-weight="normal" officeooo:rsid="0024525b" style:font-weight-asian="normal" style:font-weight-complex="normal"/>
    </style:style>
    <style:style style:name="T8" style:family="text">
      <style:text-properties fo:font-weight="normal" officeooo:rsid="00229b2b" style:font-weight-asian="normal" style:font-weight-complex="normal"/>
    </style:style>
    <style:style style:name="T9" style:family="text">
      <style:text-properties officeooo:rsid="0022bacb"/>
    </style:style>
    <style:style style:name="T10" style:family="text">
      <style:text-properties fo:font-weight="normal" officeooo:rsid="0024a72e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3"/>
          </table:table-cell>
        </table:table-row>
      </table:table>
      <text:h text:style-name="P4" text:outline-level="1"><text:bookmark-start text:name="__RefHeading___Toc1055_4180954768"/><text:span text:style-name="T1">Practicas 0</text:span><text:span text:style-name="T2">1b</text:span><text:span text:style-name="T1">-</text:span><text:span text:style-name="T3">02a</text:span><text:span text:style-name="T1"> Sistema Binario: Binario, Octal y Hexadecimal</text:span> <text:bookmark-end text:name="__RefHeading___Toc1055_4180954768"/></text:h>
      <text:p text:style-name="P5"/>
      <text:p text:style-name="P6"/>
      <text:list xml:id="list2855100055" text:style-name="L1">
        <text:list-header>
          <text:p text:style-name="P7"/>
        </text:list-header>
        <text:list-item>
          <text:p text:style-name="P8">Cuales son los <text:s/>tipos de datos que podemos encontrar en un software y en que se diferencian.</text:p>
        </text:list-item>
      </text:list>
      <text:p text:style-name="P9"/>
      <text:list text:style-name="L2">
        <text:list-item>
          <text:p text:style-name="P10">Enteros</text:p>
        </text:list-item>
        <text:list-item>
          <text:p text:style-name="P10">Punto Flotante</text:p>
        </text:list-item>
        <text:list-item>
          <text:p text:style-name="P10">Caracteres</text:p>
        </text:list-item>
        <text:list-item>
          <text:p text:style-name="P10">Booleanos</text:p>
        </text:list-item>
        <text:list-item>
          <text:p text:style-name="P10">Cadenas de Caracteres</text:p>
        </text:list-item>
      </text:list>
      <text:p text:style-name="P9"/>
      <text:list text:continue-list="list2855100055" text:style-name="L1">
        <text:list-header>
          <text:p text:style-name="P11"/>
        </text:list-header>
        <text:list-item>
          <text:p text:style-name="P8">Por que se utiliza el código binario en los ordenadores y no el decimal, octal o Hexadecimal ?</text:p>
          <text:list>
            <text:list-item>
              <text:p text:style-name="P12">Explica que es el sistema binario </text:p>
            </text:list-item>
          </text:list>
        </text:list-item>
      </text:list>
      <text:p text:style-name="P13">El sistema binario es un sistema de numeración que utiliza exclusivamente dos dígitos: 0 y 1.</text:p>
      <text:p text:style-name="P13"/>
      <text:list text:continue-numbering="true" text:style-name="L1">
        <text:list-item>
          <text:list>
            <text:list-item>
              <text:p text:style-name="P12">Explica que es el sistema octal y como se pasa a <text:span text:style-name="T4">binario </text:span></text:p>
              <text:p text:style-name="P12"/>
            </text:list-item>
          </text:list>
        </text:list-item>
      </text:list>
      <text:p text:style-name="P14">El sistema octal es un sistema de numeración posicional de base 8 que utliza ocho dígitos: 0,1,2,3,4,5,6 y 7.</text:p>
      <text:p text:style-name="P14">El método de pasar a binario se basa en convertir cada dígito octal individualmente a su equivalente binario de tres bits y luego unir los resultados en el mismo orden.</text:p>
      <text:p text:style-name="P14"/>
      <text:list text:continue-numbering="true" text:style-name="L1">
        <text:list-item>
          <text:list>
            <text:list-item>
              <text:p text:style-name="P15">Explica que es el sistema hexadecimal y como se pasa a <text:span text:style-name="T4">binario</text:span></text:p>
            </text:list-item>
          </text:list>
        </text:list-item>
      </text:list>
      <text:p text:style-name="P14">El sistema hexadecimal es un sistema de numeración posicional de base 16, con los ultimos 6 digitos representados por las primeras seis letras del abecedario.</text:p>
      <text:p text:style-name="P14"/>
      <text:p text:style-name="P14">El método de pasar hexadecimal a binario consiste en convertir cada dígito hexadecimal individualmente a su equivalente binario de cuatro bits y luego unir los resultados.</text:p>
      <text:p text:style-name="P14"/>
      <text:list text:continue-numbering="true" text:style-name="L1">
        <text:list-item>
          <text:list>
            <text:list-item>
              <text:p text:style-name="P16">por que crees que es tan facíl?</text:p>
            </text:list-item>
          </text:list>
        </text:list-item>
      </text:list>
      <text:p text:style-name="P17">Es tan fácil porquie las bases de estos sistemas son potencias exactas de 2, que es la base del sistema binario.</text:p>
      <text:list text:continue-numbering="true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8"/>
      <text:list text:continue-numbering="true" text:style-name="L1">
        <text:list-item>
          <text:p text:style-name="P19">Haz la tabla de de binario a Hexadecimal y octal </text:p>
        </text:list-item>
      </text:list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1">Binario</text:p>
          </table:table-cell>
          <table:table-cell table:style-name="Tabla2.A1" office:value-type="string">
            <text:p text:style-name="P21">Octal</text:p>
          </table:table-cell>
          <table:table-cell table:style-name="Tabla2.C1" office:value-type="string">
            <text:p text:style-name="P21">Hexadecimal</text:p>
          </table:table-cell>
        </table:table-row>
        <table:table-row>
          <table:table-cell table:style-name="Tabla2.A2" office:value-type="string">
            <text:p text:style-name="P22">0000</text:p>
          </table:table-cell>
          <table:table-cell table:style-name="Tabla2.A2" office:value-type="string">
            <text:p text:style-name="P22">0</text:p>
          </table:table-cell>
          <table:table-cell table:style-name="Tabla2.C2" office:value-type="string">
            <text:p text:style-name="P22">0</text:p>
          </table:table-cell>
        </table:table-row>
        <table:table-row>
          <table:table-cell table:style-name="Tabla2.A2" office:value-type="string">
            <text:p text:style-name="P22">0001</text:p>
          </table:table-cell>
          <table:table-cell table:style-name="Tabla2.A2" office:value-type="string">
            <text:p text:style-name="P22">1</text:p>
          </table:table-cell>
          <table:table-cell table:style-name="Tabla2.C2" office:value-type="string">
            <text:p text:style-name="P22">1</text:p>
          </table:table-cell>
        </table:table-row>
        <table:table-row>
          <table:table-cell table:style-name="Tabla2.A2" office:value-type="string">
            <text:p text:style-name="P22">0010</text:p>
          </table:table-cell>
          <table:table-cell table:style-name="Tabla2.A2" office:value-type="string">
            <text:p text:style-name="P22">2</text:p>
          </table:table-cell>
          <table:table-cell table:style-name="Tabla2.C2" office:value-type="string">
            <text:p text:style-name="P22">2</text:p>
          </table:table-cell>
        </table:table-row>
        <table:table-row>
          <table:table-cell table:style-name="Tabla2.A2" office:value-type="string">
            <text:p text:style-name="P22">0011</text:p>
          </table:table-cell>
          <table:table-cell table:style-name="Tabla2.A2" office:value-type="string">
            <text:p text:style-name="P22">3</text:p>
          </table:table-cell>
          <table:table-cell table:style-name="Tabla2.C2" office:value-type="string">
            <text:p text:style-name="P22">3</text:p>
          </table:table-cell>
        </table:table-row>
        <table:table-row>
          <table:table-cell table:style-name="Tabla2.A2" office:value-type="string">
            <text:p text:style-name="P22">0100</text:p>
          </table:table-cell>
          <table:table-cell table:style-name="Tabla2.A2" office:value-type="string">
            <text:p text:style-name="P22">4</text:p>
          </table:table-cell>
          <table:table-cell table:style-name="Tabla2.C2" office:value-type="string">
            <text:p text:style-name="P22">4</text:p>
          </table:table-cell>
        </table:table-row>
        <table:table-row>
          <table:table-cell table:style-name="Tabla2.A2" office:value-type="string">
            <text:p text:style-name="P22">0101</text:p>
          </table:table-cell>
          <table:table-cell table:style-name="Tabla2.A2" office:value-type="string">
            <text:p text:style-name="P22">5</text:p>
          </table:table-cell>
          <table:table-cell table:style-name="Tabla2.C2" office:value-type="string">
            <text:p text:style-name="P22">5</text:p>
          </table:table-cell>
        </table:table-row>
        <table:table-row>
          <table:table-cell table:style-name="Tabla2.A2" office:value-type="string">
            <text:p text:style-name="P22">0110</text:p>
          </table:table-cell>
          <table:table-cell table:style-name="Tabla2.A2" office:value-type="string">
            <text:p text:style-name="P22">6</text:p>
          </table:table-cell>
          <table:table-cell table:style-name="Tabla2.C2" office:value-type="string">
            <text:p text:style-name="P22">6</text:p>
          </table:table-cell>
        </table:table-row>
        <table:table-row>
          <table:table-cell table:style-name="Tabla2.A2" office:value-type="string">
            <text:p text:style-name="P22">0111</text:p>
          </table:table-cell>
          <table:table-cell table:style-name="Tabla2.A2" office:value-type="string">
            <text:p text:style-name="P22">7</text:p>
          </table:table-cell>
          <table:table-cell table:style-name="Tabla2.C2" office:value-type="string">
            <text:p text:style-name="P22">7</text:p>
          </table:table-cell>
        </table:table-row>
        <table:table-row>
          <table:table-cell table:style-name="Tabla2.A2" office:value-type="string">
            <text:p text:style-name="P22">1000</text:p>
          </table:table-cell>
          <table:table-cell table:style-name="Tabla2.A2" table:number-rows-spanned="8" office:value-type="string">
            <text:p text:style-name="P23"/>
          </table:table-cell>
          <table:table-cell table:style-name="Tabla2.C2" office:value-type="string">
            <text:p text:style-name="P22">8</text:p>
          </table:table-cell>
        </table:table-row>
        <table:table-row>
          <table:table-cell table:style-name="Tabla2.A2" office:value-type="string">
            <text:p text:style-name="P22">1001</text:p>
          </table:table-cell>
          <table:covered-table-cell table:style-name="Tabla2.A2"/>
          <table:table-cell table:style-name="Tabla2.C2" office:value-type="string">
            <text:p text:style-name="P22">9</text:p>
          </table:table-cell>
        </table:table-row>
        <table:table-row>
          <table:table-cell table:style-name="Tabla2.A2" office:value-type="string">
            <text:p text:style-name="P22">1010</text:p>
          </table:table-cell>
          <table:covered-table-cell table:style-name="Tabla2.A2"/>
          <table:table-cell table:style-name="Tabla2.C2" office:value-type="string">
            <text:p text:style-name="P22">A</text:p>
          </table:table-cell>
        </table:table-row>
        <table:table-row>
          <table:table-cell table:style-name="Tabla2.A2" office:value-type="string">
            <text:p text:style-name="P22">1011</text:p>
          </table:table-cell>
          <table:covered-table-cell table:style-name="Tabla2.A2"/>
          <table:table-cell table:style-name="Tabla2.C2" office:value-type="string">
            <text:p text:style-name="P22">B</text:p>
          </table:table-cell>
        </table:table-row>
        <table:table-row>
          <table:table-cell table:style-name="Tabla2.A2" office:value-type="string">
            <text:p text:style-name="P22">1100</text:p>
          </table:table-cell>
          <table:covered-table-cell table:style-name="Tabla2.A2"/>
          <table:table-cell table:style-name="Tabla2.C2" office:value-type="string">
            <text:p text:style-name="P22">C</text:p>
          </table:table-cell>
        </table:table-row>
        <table:table-row>
          <table:table-cell table:style-name="Tabla2.A2" office:value-type="string">
            <text:p text:style-name="P22">1101</text:p>
          </table:table-cell>
          <table:covered-table-cell table:style-name="Tabla2.A2"/>
          <table:table-cell table:style-name="Tabla2.C2" office:value-type="string">
            <text:p text:style-name="P22">D</text:p>
          </table:table-cell>
        </table:table-row>
        <table:table-row>
          <table:table-cell table:style-name="Tabla2.A2" office:value-type="string">
            <text:p text:style-name="P22">1110</text:p>
          </table:table-cell>
          <table:covered-table-cell table:style-name="Tabla2.A2"/>
          <table:table-cell table:style-name="Tabla2.C2" office:value-type="string">
            <text:p text:style-name="P22">E</text:p>
          </table:table-cell>
        </table:table-row>
        <table:table-row>
          <table:table-cell table:style-name="Tabla2.A2" office:value-type="string">
            <text:p text:style-name="P22">1111</text:p>
          </table:table-cell>
          <table:covered-table-cell table:style-name="Tabla2.A2"/>
          <table:table-cell table:style-name="Tabla2.C2" office:value-type="string">
            <text:p text:style-name="P22">F</text:p>
          </table:table-cell>
        </table:table-row>
      </table:table>
      <text:p text:style-name="P20"/>
      <text:p text:style-name="P20"/>
      <text:list text:continue-numbering="true" text:style-name="L1">
        <text:list-item>
          <text:p text:style-name="P12">Pasa los siguientes numeros de binario a octal </text:p>
        </text:list-item>
      </text:list>
      <text:p text:style-name="P24"/>
      <text:p text:style-name="P20">Ejemplo 111000111 <text:s/>→ <text:s/>111.000.111 <text:s text:c="2"/>→ <text:s/>707</text:p>
      <text:p text:style-name="P24"/>
      <text:list text:continue-numbering="true" text:style-name="L1">
        <text:list-item>
          <text:list>
            <text:list-item>
              <text:p text:style-name="P12">110101 <text:s/>→ <text:span text:style-name="T5">110.101 → 65</text:span></text:p>
            </text:list-item>
            <text:list-item>
              <text:p text:style-name="P12">111000111 → <text:span text:style-name="T5">707</text:span></text:p>
            </text:list-item>
            <text:list-item>
              <text:p text:style-name="P12">000111110 → <text:span text:style-name="T5">76</text:span></text:p>
            </text:list-item>
            <text:list-item>
              <text:p text:style-name="P12">101110011011 → <text:span text:style-name="T5">5633</text:span></text:p>
              <text:p text:style-name="P25"/>
            </text:list-item>
          </text:list>
        </text:list-item>
        <text:list-item>
          <text:p text:style-name="P12">Pasa los siguientes numeros de binario a Hexadecimal </text:p>
        </text:list-item>
      </text:list>
      <text:p text:style-name="P24"/>
      <text:p text:style-name="P20">Ejemplo 0001010110110 <text:s/>→ <text:s text:c="2"/>000 0.0010.1011.0110 <text:s/>→ <text:s/>02B6</text:p>
      <text:p text:style-name="P20"/>
      <text:list text:continue-numbering="true" text:style-name="L1">
        <text:list-item>
          <text:list>
            <text:list-item>
              <text:p text:style-name="P12">11010101 → <text:span text:style-name="T6">1101.0101 → D5</text:span></text:p>
            </text:list-item>
            <text:list-item>
              <text:p text:style-name="P12">1110 → <text:span text:style-name="T6">E</text:span></text:p>
            </text:list-item>
            <text:list-item>
              <text:p text:style-name="P12">000111111110 → <text:span text:style-name="T6">0001.1111.1110 → 1FE</text:span></text:p>
            </text:list-item>
            <text:list-item>
              <text:p text:style-name="P12">010111001101 → <text:span text:style-name="T6">0101.1100.1101 → 5CD</text:span></text:p>
            </text:list-item>
            <text:list-item>
              <text:p text:style-name="P12">1011100110111111 → <text:span text:style-name="T6">1011.1001.1011.1111 → B9BF</text:span></text:p>
            </text:list-item>
            <text:list-item>
              <text:p text:style-name="P12">11100 → <text:span text:style-name="T6">0001.1100 → 1C</text:span></text:p>
            </text:list-item>
            <text:list-item>
              <text:p text:style-name="P12">01012110111 → <text:span text:style-name="T7">No es posible, 2 no existe en el sistema binario</text:span></text:p>
            </text:list-item>
          </text:list>
        </text:list-item>
      </text:list>
      <text:p text:style-name="P26"/>
      <text:p text:style-name="P26"/>
      <text:p text:style-name="P26"><text:soft-page-break/></text:p>
      <text:list text:continue-numbering="true" text:style-name="L1">
        <text:list-item>
          <text:p text:style-name="P12">Pasa los siguientes numeros de octal a binario </text:p>
        </text:list-item>
      </text:list>
      <text:p text:style-name="P20"/>
      <text:list text:continue-numbering="true" text:style-name="L1">
        <text:list-header>
          <text:p text:style-name="P19">Ejemplo 101010110 <text:s/>→ <text:s/>101.010.110 <text:s/>→ <text:s/>526</text:p>
          <text:p text:style-name="P19"/>
          <text:list>
            <text:list-item>
              <text:p text:style-name="P12">531 → <text:span text:style-name="T5">101011001 </text:span></text:p>
            </text:list-item>
            <text:list-item>
              <text:p text:style-name="P12">101 → <text:span text:style-name="T5">001000001</text:span></text:p>
            </text:list-item>
            <text:list-item>
              <text:p text:style-name="P12">470 → <text:span text:style-name="T5">100111000</text:span></text:p>
            </text:list-item>
            <text:list-item>
              <text:p text:style-name="P12">281 → <text:span text:style-name="T8">No es posible el 8 no existe en la base 8.</text:span></text:p>
            </text:list-item>
            <text:list-item>
              <text:p text:style-name="P12">3210 → <text:span text:style-name="T9">011010001000</text:span></text:p>
            </text:list-item>
          </text:list>
        </text:list-header>
      </text:list>
      <text:p text:style-name="P27"/>
      <text:p text:style-name="P27"/>
      <text:p text:style-name="P27"/>
      <text:p text:style-name="P27"/>
      <text:list text:continue-numbering="true" text:style-name="L1">
        <text:list-item>
          <text:p text:style-name="P12">Pasa los siguientes numeros de Hexadecimal <text:s/>a <text:s/>binario </text:p>
          <text:p text:style-name="P19">Ejemplo 12B7 → <text:s text:c="3"/>0001.0010.1011.0111 <text:s/>→ <text:s/>1001010110111</text:p>
          <text:list>
            <text:list-item>
              <text:p text:style-name="P12">31 → <text:span text:style-name="T6">00110001</text:span></text:p>
            </text:list-item>
            <text:list-item>
              <text:p text:style-name="P12">A0 → <text:span text:style-name="T6">10100000</text:span></text:p>
            </text:list-item>
            <text:list-item>
              <text:p text:style-name="P12">EBC → <text:span text:style-name="T6">111010111100</text:span></text:p>
            </text:list-item>
            <text:list-item>
              <text:p text:style-name="P12">92FB → <text:span text:style-name="T6">1001001011111011</text:span></text:p>
            </text:list-item>
            <text:list-item>
              <text:p text:style-name="P12">0G1 → <text:span text:style-name="T10">No es posible, G no existe en el sistema hexadecimal.</text:span></text:p>
            </text:list-item>
          </text:list>
        </text:list-item>
      </text:list>
      <text:p text:style-name="P24"/>
      <text:p text:style-name="P20"/>
      <text:list text:continue-numbering="true" text:style-name="L1">
        <text:list-item>
          <text:list>
            <text:list-header>
              <text:p text:style-name="P2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3z0" style:family="text">
      <style:text-properties style:font-name="Symbol" fo:font-family="Symbol" style:font-family-generic="roman" style:font-pitch="variable" style:font-charset="x-symbol" fo:language="es" fo:country="ES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6pt" fo:font-weight="bold" style:font-size-asian="16pt" style:font-weight-asian="bold" style:font-size-complex="16pt" style:font-weight-complex="bold"/>
    </style:style>
    <style:style style:name="WW8Num2z1" style:family="text">
      <style:text-properties fo:font-size="16pt" fo:font-weight="bold" style:font-size-asian="16pt" style:font-weight-asian="bold" style:font-size-complex="16pt" style:font-weight-complex="bold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2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5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1-19T00:26:42.197226000</dc:date>
    <meta:editing-duration>PT1H35M22S</meta:editing-duration>
    <meta:editing-cycles>31</meta:editing-cycles>
    <meta:document-statistic meta:table-count="2" meta:image-count="2" meta:object-count="0" meta:page-count="3" meta:paragraph-count="98" meta:word-count="483" meta:character-count="2522" meta:non-whitespace-character-count="2141"/>
  </office:meta>
</office:document-meta>
</file>